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2791d" officeooo:paragraph-rsid="0002791d" style:font-size-asian="48pt" style:font-size-complex="48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2791d" officeooo:paragraph-rsid="0002791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Magnets</text:p>
      <text:p text:style-name="P2">sq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4:22:31.006923285</meta:creation-date>
    <dc:date>2023-08-10T14:28:47.406709434</dc:date>
    <meta:editing-duration>PT6M18S</meta:editing-duration>
    <meta:editing-cycles>1</meta:editing-cycles>
    <meta:document-statistic meta:table-count="0" meta:image-count="0" meta:object-count="0" meta:page-count="1" meta:paragraph-count="2" meta:word-count="3" meta:character-count="13" meta:non-whitespace-character-count="12"/>
    <meta:generator>LibreOffice/7.3.7.2$Linux_X86_64 LibreOffice_project/30$Build-2</meta:generator>
  </office:meta>
</office:document-meta>
</file>